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\tx \mb" text:name="LTc_SFM_Markers"/>
        <text:user-field-decl office:value-type="string" office:string-value="lower &lt;&gt; Caps" text:name="LTc_ConverterName"/>
        <text:user-field-decl office:value-type="string" office:string-value="1" text:name="LTc_ConvDirectionFw"/>
        <text:user-field-decl office:value-type="string" office:string-value="0" text:name="LTc_ConvNormalize"/>
        <text:user-field-decl office:value-type="string" office:string-value="WholeDoc" text:name="LTc_WhichScope"/>
        <text:user-field-decl office:value-type="string" office:string-value="NoChange" text:name="LTc_WhichTarget"/>
        <text:user-field-decl office:value-type="string" office:string-value="" text:name="LTc_ScopeParaStyle"/>
        <text:user-field-decl office:value-type="string" office:string-value="" text:name="LTc_ScopeCharStyle"/>
        <text:user-field-decl office:value-type="string" office:string-value="" text:name="LTc_ScopeFont"/>
        <text:user-field-decl office:value-type="string" office:string-value="" text:name="LTc_TargetParaStyle"/>
        <text:user-field-decl office:value-type="string" office:string-value="" text:name="LTc_TargetCharStyle"/>
      </text:user-field-decls>
      <text:p text:style-name="Standard">one_p</text:p>
      <text:p text:style-name="Standard">two_p</text:p>
      <text:p text:style-name="Standard"/>
      <text:p text:style-name="Standard">three_p</text:p>
      <text:p text:style-name="Standard"/>
      <text:p text:style-name="Standard"/>
      <text:p text:style-name="Standard">four_p</text:p>
      <text:p text:style-name="Standard"/>
      <text:p text:style-name="Standard"/>
      <text:p text:style-name="Standard"/>
      <text:p text:style-name="Standard">one_l<text:line-break/>two_l<text:line-break/><text:line-break/>three_l<text:line-break/><text:line-break/><text:line-break/>four_l<text:line-break/><text:line-break/><text:line-break/><text:line-break/>pl</text:p>
      <text:p text:style-name="Standard"><text:line-break/>lp<text:line-break/></text:p>
      <text:p text:style-name="Standard">ppl</text:p>
      <text:p text:style-name="Standard"/>
      <text:p text:style-name="Standard"><text:line-break/>llp<text:line-break/><text:line-break/></text:p>
      <text:p text:style-name="Standard">plp</text:p>
      <text:p text:style-name="Standard"><text:line-break/></text:p>
      <text:p text:style-name="Standard">lpl<text:line-break/></text:p>
      <text:p text:style-name="Standard"><text:line-break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8M26S</meta:editing-duration>
    <meta:editing-cycles>8</meta:editing-cycles>
    <meta:generator>OpenOffice.org/3.3$Win32 OpenOffice.org_project/330m20$Build-9567</meta:generator>
    <dc:date>2011-03-29T16:43:06.24</dc:date>
    <dc:creator>Jim Kornelsen</dc:creator>
    <meta:document-statistic meta:table-count="0" meta:image-count="0" meta:object-count="0" meta:page-count="1" meta:paragraph-count="12" meta:word-count="15" meta:character-count="83"/>
    <meta:user-defined meta:name="Info 1"/>
    <meta:user-defined meta:name="Info 2"/>
    <meta:user-defined meta:name="Info 3"/>
    <meta:user-defined meta:name="Info 4"/>
  </office:meta>
</office:document-meta>
</file>